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b11" officeooo:paragraph-rsid="001feb11"/>
    </style:style>
    <style:style style:name="P2" style:family="paragraph" style:parent-style-name="Standard">
      <style:text-properties officeooo:rsid="001feb11" officeooo:paragraph-rsid="002237de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feb11" officeooo:paragraph-rsid="001feb11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feb11" officeooo:paragraph-rsid="002237de" style:font-weight-asian="bold" style:font-weight-complex="bold"/>
    </style:style>
    <style:style style:name="P5" style:family="paragraph" style:parent-style-name="Standard">
      <style:text-properties style:font-name="Liberation Serif" fo:font-size="11pt" fo:font-weight="normal" officeooo:rsid="0020263e" officeooo:paragraph-rsid="001feb1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erif" fo:font-size="11pt" fo:font-weight="normal" officeooo:rsid="0020263e" officeooo:paragraph-rsid="002237de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Serif" fo:font-size="11pt" fo:font-weight="normal" officeooo:rsid="0020263e" officeooo:paragraph-rsid="0023a714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Serif" fo:font-size="11pt" fo:font-weight="normal" officeooo:rsid="0020263e" officeooo:paragraph-rsid="00248c98" style:font-size-asian="11pt" style:font-weight-asian="normal" style:font-size-complex="11pt" style:font-weight-complex="normal"/>
    </style:style>
    <style:style style:name="P9" style:family="paragraph" style:parent-style-name="Standard">
      <style:text-properties officeooo:rsid="001feb11" officeooo:paragraph-rsid="001feb11"/>
    </style:style>
    <style:style style:name="P10" style:family="paragraph" style:parent-style-name="Standard">
      <style:text-properties officeooo:rsid="001feb11" officeooo:paragraph-rsid="0023a714"/>
    </style:style>
    <style:style style:name="P11" style:family="paragraph" style:parent-style-name="Standard">
      <style:text-properties officeooo:rsid="001feb11" officeooo:paragraph-rsid="00248c98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feb11" officeooo:paragraph-rsid="0023a714" style:font-weight-asian="bold" style:font-weight-complex="bold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feb11" officeooo:paragraph-rsid="00248c9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a714"/>
    </style:style>
    <style:style style:name="T3" style:family="text">
      <style:text-properties officeooo:rsid="00248c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rême du brouillon du story-board</text:p>
      <text:p text:style-name="P5"/>
      <text:p text:style-name="P1"><text:span text:style-name="T1">soin</text:span><text:tab/><text:tab/><text:tab/><text:tab/><text:tab/><text:tab/>/ 4</text:p>
      <text:p text:style-name="P1"><text:tab/>classe, noms des élèves au dos</text:p>
      <text:p text:style-name="P1"><text:tab/>A4 non quadrillé, bordures</text:p>
      <text:p text:style-name="P1"><text:tab/><text:span text:style-name="T2">cases bien séparées</text:span></text:p>
      <text:p text:style-name="P1"/>
      <text:p text:style-name="P1"><text:span text:style-name="T1">pertinence des cadrages</text:span><text:tab/><text:tab/><text:tab/>/ 3</text:p>
      <text:p text:style-name="P1"><text:span text:style-name="T1">soin apporté aux raccords</text:span><text:tab/><text:tab/><text:tab/>/ 3</text:p>
      <text:p text:style-name="P1"/>
      <text:p text:style-name="P1"><text:span text:style-name="T1">intérêt de l’histoire</text:span><text:tab/><text:tab/><text:tab/><text:tab/>/ 5</text:p>
      <text:p text:style-name="P1"/>
      <text:p text:style-name="P1"><text:span text:style-name="T1">qualité et intérêt du texte</text:span><text:tab/><text:tab/><text:tab/>/ 5</text:p>
      <text:p text:style-name="P1"><text:tab/>lisibilité du texte</text:p>
      <text:p text:style-name="P1"><text:tab/><text:span text:style-name="T3">ponctuation</text:span></text:p>
      <text:p text:style-name="P1"/>
      <text:p text:style-name="P1"/>
      <text:p text:style-name="P1"/>
      <text:p text:style-name="P13">Barême du brouillon du story-board</text:p>
      <text:p text:style-name="P8"/>
      <text:p text:style-name="P11"><text:span text:style-name="T1">soin</text:span><text:tab/><text:tab/><text:tab/><text:tab/><text:tab/><text:tab/>/ 4</text:p>
      <text:p text:style-name="P11"><text:tab/>classe, noms des élèves au dos</text:p>
      <text:p text:style-name="P11"><text:tab/>A4 non quadrillé, bordures</text:p>
      <text:p text:style-name="P11"><text:tab/><text:span text:style-name="T2">cases bien séparées</text:span></text:p>
      <text:p text:style-name="P11"/>
      <text:p text:style-name="P11"><text:span text:style-name="T1">pertinence des cadrages</text:span><text:tab/><text:tab/><text:tab/>/ 3</text:p>
      <text:p text:style-name="P11"><text:span text:style-name="T1">soin apporté aux raccords</text:span><text:tab/><text:tab/><text:tab/>/ 3</text:p>
      <text:p text:style-name="P11"/>
      <text:p text:style-name="P11"><text:span text:style-name="T1">intérêt de l’histoire</text:span><text:tab/><text:tab/><text:tab/><text:tab/>/ 5</text:p>
      <text:p text:style-name="P11"/>
      <text:p text:style-name="P11"><text:span text:style-name="T1">qualité et intérêt du texte</text:span><text:tab/><text:tab/><text:tab/>/ 5</text:p>
      <text:p text:style-name="P11"><text:tab/>lisibilité du texte</text:p>
      <text:p text:style-name="P11"><text:tab/><text:span text:style-name="T3">ponctuation</text:span></text:p>
      <text:p text:style-name="P11"/>
      <text:p text:style-name="P11"/>
      <text:p text:style-name="P11"/>
      <text:p text:style-name="P13">Barême du brouillon du story-board</text:p>
      <text:p text:style-name="P8"/>
      <text:p text:style-name="P11"><text:span text:style-name="T1">soin</text:span><text:tab/><text:tab/><text:tab/><text:tab/><text:tab/><text:tab/>/ 4</text:p>
      <text:p text:style-name="P11"><text:tab/>classe, noms des élèves au dos</text:p>
      <text:p text:style-name="P11"><text:tab/>A4 non quadrillé, bordures</text:p>
      <text:p text:style-name="P11"><text:tab/><text:span text:style-name="T2">cases bien séparées</text:span></text:p>
      <text:p text:style-name="P11"/>
      <text:p text:style-name="P11"><text:span text:style-name="T1">pertinence des cadrages</text:span><text:tab/><text:tab/><text:tab/>/ 3</text:p>
      <text:p text:style-name="P11"><text:span text:style-name="T1">soin apporté aux raccords</text:span><text:tab/><text:tab/><text:tab/>/ 3</text:p>
      <text:p text:style-name="P11"/>
      <text:p text:style-name="P11"><text:span text:style-name="T1">intérêt de l’histoire</text:span><text:tab/><text:tab/><text:tab/><text:tab/>/ 5</text:p>
      <text:p text:style-name="P11"/>
      <text:p text:style-name="P11"><text:span text:style-name="T1">qualité et intérêt du texte</text:span><text:tab/><text:tab/><text:tab/>/ 5</text:p>
      <text:p text:style-name="P11"><text:tab/>lisibilité du texte</text:p>
      <text:p text:style-name="P11"><text:tab/><text:span text:style-name="T3">ponctu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1:17:10.267266108</meta:creation-date>
    <dc:date>2020-09-28T21:27:55.998339520</dc:date>
    <meta:editing-duration>PT9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144" meta:character-count="834" meta:non-whitespace-character-count="666"/>
  </office:meta>
</office:document-meta>
</file>